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officeooo:rsid="000d3806" officeooo:paragraph-rsid="001bdef3" style:font-size-asian="12.25pt" style:font-size-complex="14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1.199cm" style:auto-text-indent="false" fo:background-color="transparent"/>
      <style:text-properties style:font-name="Times New Roman" fo:font-size="14pt" officeooo:rsid="000d3806" officeooo:paragraph-rsid="001bb80f" style:font-size-asian="12.25pt" style:font-size-complex="14pt"/>
    </style:style>
    <style:style style:name="P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officeooo:rsid="0018cf20" officeooo:paragraph-rsid="001bb80f" style:font-size-asian="12.25pt" style:font-size-complex="14pt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officeooo:rsid="001bdef3" officeooo:paragraph-rsid="001bdef3" style:font-size-asian="12.25pt" style:font-size-complex="14pt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officeooo:rsid="001cccef" officeooo:paragraph-rsid="001cccef" style:font-size-asian="12.25pt" style:font-size-complex="14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officeooo:rsid="001d585e" officeooo:paragraph-rsid="001d585e" style:font-size-asian="12.25pt" style:font-size-complex="14pt"/>
    </style:style>
    <style:style style:name="P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fo:font-weight="normal" officeooo:rsid="001bb80f" officeooo:paragraph-rsid="001bb80f" style:font-size-asian="12.25pt" style:font-weight-asian="normal" style:font-size-complex="14pt" style:font-weight-complex="normal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fo:font-style="normal" fo:font-weight="bold" officeooo:rsid="000d3806" officeooo:paragraph-rsid="001bdef3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4pt" fo:font-style="normal" fo:font-weight="bold" officeooo:rsid="000d3806" officeooo:paragraph-rsid="001bdef3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4pt" officeooo:rsid="000d3806" officeooo:paragraph-rsid="001bdef3" style:font-size-asian="12.25pt" style:font-size-complex="14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4pt" officeooo:rsid="001d585e" officeooo:paragraph-rsid="001d585e" style:font-size-asian="12.25pt" style:font-size-complex="14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0d3806" officeooo:paragraph-rsid="001bdef3" style:font-size-asian="12.25pt" style:font-size-complex="14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Times New Roman" fo:font-size="14pt" officeooo:rsid="001d585e" officeooo:paragraph-rsid="001d585e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027e0b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4" style:family="text">
      <style:text-properties officeooo:rsid="001aa1ca"/>
    </style:style>
    <style:style style:name="T5" style:family="text">
      <style:text-properties officeooo:rsid="000d3806"/>
    </style:style>
    <style:style style:name="T6" style:family="text">
      <style:text-properties officeooo:rsid="001ccc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) Здравствуйте, я студент 2 курса кафедры информационные технологии, Коркуц Станислав. Моя курсовая работа называется «<text:span text:style-name="T2">Задачи квалификационного раунда чемпионата Беларуси и Балтии по программированию среди студентов ВУЗов».</text:span></text:p>
      <text:p text:style-name="P7"><text:span text:style-name="T2"/></text:p>
      <text:p text:style-name="P7"><text:span text:style-name="T3">2)</text:span><text:span text:style-name="T2">Д</text:span><text:span text:style-name="T3">ля начала хотел бы сказать пару слов про спортивное программирование и непосредственно про чемпионат мира среди студентов ICPC.</text:span></text:p>
      <text:p text:style-name="P2"><text:span text:style-name="T1">Спортивное программирование</text:span> – это самый перспективный интеллектуальный вид спорта, который можно назвать шахматами будущего. Уже сейчас им увлекаются лучшие умы планеты, и число участников растет год от года. Рост популярности олимпиадного программирования положительно влияет на другие сферы жизнедеятельности человека. Навыки быстрого решения сложнейших задач помогают сегодняшним студентам в будущем эффективно справляться с реальными проблемами человечества.</text:p>
      <text:p text:style-name="P3"><text:span text:style-name="T1">ICPC</text:span> (Международная студенческая олимпиада по программированию) проводится ежегодно для студентов университетов. В каждой команде три участника; в отличие от IOI, студенты работают вместе, и каждой команде выделяется только один компьютер.</text:p>
      <text:p text:style-name="P3">ICPC включает несколько этапов, лучшие команды приглашаются на финальный этап мирового первенства. Хотя в соревновании принимают участие тысячи студентов, количество участников финала ограничено, поэтому даже сам выход в финал считается большим достижением.</text:p>
      <text:p text:style-name="P3">На соревновании ICPC у команды есть пять часов на решение примерно десяти алгоритмических задач. Решение засчитывается, только если программа прошла все тесты и показала свою эффективность. В ходе соревнования участники могут видеть результаты соперников, но в начале пятого часа табло замораживается, и результаты последних прогонов не видн<text:span text:style-name="T4">ы.</text:span></text:p>
      <text:p text:style-name="P3"/>
      <text:p text:style-name="P4">3)<text:span text:style-name="T5">Решение олимпиадных задач развивает навыки программирования и отладки. Обычно решение засчитывается, только если пройдены все тесты, поэтому программист, стремящийся к успеху, должен реализовывать алгоритм без ошибок. Это умение высоко ценится в программной инженерии, так что неудивительно, что ИТ-компании проявляют интерес к имеющим опыт олимпиадного программирования.</text:span></text:p>
      <text:p text:style-name="P1">Олимпиадное программирование состоит из двух частей – проектирования алгоритмов и реализации алгоритмов.</text:p>
      <text:p text:style-name="P9">Проектирование алгоритмов. </text:p>
      <text:p text:style-name="P1">По сути своей, олимпиадное программирование – это придумывание <text:soft-page-break/>эффективных алгоритмов решения корректно поставленных вычислительных задач. Для проектирования алгоритмов необходимы навыки в решении задач и знание математики.</text:p>
      <text:p text:style-name="P1">Важную роль в олимпиадном программировании играет математика.</text:p>
      <text:p text:style-name="P12">На самом деле четких границ между проектированием алгоритмов и математикой не существует.</text:p>
      <text:p text:style-name="P8">Реализация алгоритмов.</text:p>
      <text:p text:style-name="P1">В олимпиадном программировании решение задачи оценивается путем проверки реализованного алгоритма на ряде тестов. Поэтому придумать алгоритм недостаточно, его еще нужно корректно реализовать, для чего требуется умение программировать.</text:p>
      <text:p text:style-name="P10">Олимпиадное программирование сильно отличается от традиционной</text:p>
      <text:p text:style-name="P12">программной инженерии: программы короткие (несколько сотен строк –</text:p>
      <text:p text:style-name="P12">уже редкость), писать их нужно быстро, а сопровождение после соревно-</text:p>
      <text:p text:style-name="P12">вания не требуется.</text:p>
      <text:p text:style-name="P1">В настоящее время на соревнованиях по программированию популярнее всего языки C++, Python и Java. Например, среди 3000 лучших участников Google Code Jam 2017 79% писали на C++, 16% – на Python и 8% – на Java. Многие считают C++ самым подходящим выбором для олимпиадного программиста. К его достоинствам можно отнести очень высокую эффективность и тот факт, что в стандартной библиотеке много разнообразных структур данных и алгоритмов.</text:p>
      <text:p text:style-name="P1"/>
      <text:p text:style-name="P4">4)Целью курсовой работы является реализация алгоритмов 10 задач квалификационного раунда соревнования ICPC и создание графической среды, где пользователь сможет получать решения исходя из того что он введет и какую задачу выберет.</text:p>
      <text:p text:style-name="P4"/>
      <text:p text:style-name="P4">5)Программный косплекс полностью написан на языке python. Он состоит из 5 частей. Сам исполняемый файл, 3 модуля, реализующие необходимые функции комплекса и текстовый файл, содержащий условия олимпиадных задач.</text:p>
      <text:p text:style-name="P4">Первый модуль — модуль, содержащий решения поставленных задач.</text:p>
      <text:p text:style-name="P4">Второй модуль — модуль, выполняющий трансляцию текста из текстового файла в программу.</text:p>
      <text:p text:style-name="P4">И третий модуль — модуль содержащий графический интерфейс.</text:p>
      <text:p text:style-name="P4"/>
      <text:p text:style-name="P4">6)Графический интерфейс приложения написан с использованием библиотеки PyQt5 и программ, позволяющих упростить работу с этим модулем.</text:p>
      <text:p text:style-name="P4"><text:soft-page-break/>На экране вы видите одну из таких программ — PyQt Designer. В этой среде мы можем элементарным перетаскиванием создать хороший адаптивный интерфейс. </text:p>
      <text:p text:style-name="P4">Для преобразования выходного файла интерфейса с расширением ui мы должны воспользоваться командой pyuic5. Эта команда преобразует разметку xml в python класс, с которым в дальнейшем мы можем взаимодействовать как с модулем.</text:p>
      <text:p text:style-name="P4"/>
      <text:p text:style-name="P5">7)На экране представлен внешний вид программы. Окно выполнения содержит минимальный набор необходимых компонентов. Тут содержится 11 кнопок и 3 поля, два из которых помечены как readonly, для того, что бы пользователь не имел возможности туда что либо вводить. При нажатии на кнопки в левой стороне окна, поле, содержащее текст задания меняет внутренний текст на текст соответствующего задания благодаря модулю взаимодействия с файлом. </text:p>
      <text:p text:style-name="P5"/>
      <text:p text:style-name="P6">8)<text:span text:style-name="T6">При нажатии на кнопку решить задачу программа берет данные из поля ввода, отправляет их в модуль решения задач и записывает возвращаемые значения в поле вывод. Если введённые значения не верны, то слева внизу окно уведомляет пользователя об этом.</text:span></text:p>
      <text:p text:style-name="P13">А сейчас я хотел бы показать непосредственно саму программу в действии</text:p>
      <text:p text:style-name="P13"/>
      <text:p text:style-name="P11">9)Спасибо за вним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Выделение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Выделение_20_жирным" style:display-name="Выделение жирным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Интернет-ссылка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еременная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Символ_20_нумерации" style:display-name="Символ нумерации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2T18:16:53.228393966</dc:date>
    <meta:editing-duration>PT22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31" meta:word-count="695" meta:character-count="5366" meta:non-whitespace-character-count="4689"/>
  </office:meta>
</office:document-meta>
</file>